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Inter" svg:font-family="Inter,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a1" style:family="table">
      <style:table-properties style:width="17.59cm" table:align="left"/>
    </style:style>
    <style:style style:name="Tabla1.A" style:family="table-column">
      <style:table-column-properties style:column-width="1.764cm"/>
    </style:style>
    <style:style style:name="Tabla1.B" style:family="table-column">
      <style:table-column-properties style:column-width="15.826cm"/>
    </style:style>
    <style:style style:name="Tabla1.A1" style:family="table-cell">
      <style:table-cell-properties style:vertical-align="middle" fo:padding="0.049cm" fo:border="none"/>
    </style:style>
    <style:style style:name="P1" style:family="paragraph" style:parent-style-name="Heading_20_3">
      <style:text-properties fo:font-variant="normal" fo:text-transform="none" fo:color="#111427" loext:opacity="100%" style:font-name="Arial" fo:font-size="10pt" fo:letter-spacing="normal" fo:font-style="normal" fo:font-weight="normal" style:font-size-asian="10pt" style:font-size-complex="10pt"/>
    </style:style>
    <style:style style:name="P2" style:family="paragraph" style:parent-style-name="Preformatted_20_Text">
      <style:paragraph-properties fo:margin-left="0cm" fo:margin-right="0cm" fo:line-height="200%" fo:text-align="start" style:justify-single-word="false" fo:orphans="2" fo:widows="2" fo:text-indent="0cm" style:auto-text-indent="false" fo:padding="0cm" fo:border="none"/>
    </style:style>
    <style:style style:name="P3" style:family="paragraph" style:parent-style-name="Preformatted_20_Text">
      <style:paragraph-properties fo:margin-top="0cm" fo:margin-bottom="0.499cm" style:contextual-spacing="false" fo:line-height="200%" fo:text-align="start" style:justify-single-word="false" fo:orphans="2" fo:widows="2" fo:padding="0cm" fo:border="none"/>
    </style:style>
    <style:style style:name="P4" style:family="paragraph" style:parent-style-name="Preformatted_20_Text">
      <style:paragraph-properties fo:line-height="200%" fo:text-align="start" style:justify-single-word="false" fo:orphans="2" fo:widows="2" fo:padding="0cm" fo:border="none"/>
    </style:style>
    <style:style style:name="P5" style:family="paragraph" style:parent-style-name="Preformatted_20_Text">
      <style:paragraph-properties fo:line-height="200%" fo:text-align="start" style:justify-single-word="false" fo:orphans="2" fo:widows="2" fo:padding="0cm" fo:border="none"/>
      <style:text-properties style:font-name="Arial" fo:font-size="10pt" style:font-size-asian="10pt" style:font-size-complex="10pt"/>
    </style:style>
    <style:style style:name="P6" style:family="paragraph" style:parent-style-name="Standard">
      <style:text-properties style:font-name="Arial" fo:font-size="10pt" officeooo:rsid="0008d416" officeooo:paragraph-rsid="0008d416" style:font-size-asian="10pt" style:font-size-complex="10pt"/>
    </style:style>
    <style:style style:name="P7" style:family="paragraph" style:parent-style-name="Standard">
      <loext:graphic-properties draw:fill="solid" draw:fill-color="#2b2b2b"/>
      <style:paragraph-properties fo:background-color="#2b2b2b" fo:padding="0cm" fo:border="none" style:shadow="none"/>
      <style:text-properties style:font-name="Arial" fo:font-size="10pt" officeooo:rsid="0008d416" officeooo:paragraph-rsid="0008d416" style:font-size-asian="10pt" style:font-size-complex="10pt"/>
    </style:style>
    <style:style style:name="P8" style:family="paragraph" style:parent-style-name="Standard">
      <style:text-properties style:font-name="Arial" fo:font-size="10pt" officeooo:rsid="000a1936" officeooo:paragraph-rsid="000a1936" style:font-size-asian="10pt" style:font-size-complex="10pt"/>
    </style:style>
    <style:style style:name="P9" style:family="paragraph" style:parent-style-name="Standard">
      <loext:graphic-properties draw:fill="solid" draw:fill-color="#2b2b2b"/>
      <style:paragraph-properties fo:background-color="#2b2b2b" fo:padding="0cm" fo:border="none" style:shadow="none"/>
      <style:text-properties style:font-name="Arial" fo:font-size="10pt" officeooo:rsid="000a1936" officeooo:paragraph-rsid="000a1936" style:font-size-asian="10pt" style:font-size-complex="10pt"/>
    </style:style>
    <style:style style:name="P10" style:family="paragraph" style:parent-style-name="Table_20_Contents">
      <style:text-properties style:font-name="Arial" fo:font-size="10pt" style:font-size-asian="10pt" style:font-size-complex="10pt"/>
    </style:style>
    <style:style style:name="P11" style:family="paragraph" style:parent-style-name="Text_20_body">
      <style:paragraph-properties fo:margin-left="0cm" fo:margin-right="0cm" style:line-height-at-least="0.953cm" fo:text-align="start" style:justify-single-word="false" fo:orphans="2" fo:widows="2" fo:text-indent="0cm" style:auto-text-indent="false"/>
      <style:text-properties fo:font-variant="normal" fo:text-transform="none" fo:color="#111427" loext:opacity="100%" style:font-name="Arial" fo:font-size="10pt" fo:letter-spacing="normal" fo:font-style="normal" fo:font-weight="normal" style:font-size-asian="10pt" style:font-size-complex="10pt"/>
    </style:style>
    <style:style style:name="T1" style:family="text">
      <style:text-properties fo:font-variant="normal" fo:text-transform="none" fo:color="#1f1f1f" loext:opacity="100%" style:font-name="Arial" fo:font-size="10pt" fo:letter-spacing="normal" style:font-size-asian="10pt" style:font-size-complex="10pt"/>
    </style:style>
    <style:style style:name="T2" style:family="text">
      <style:text-properties fo:font-variant="normal" fo:text-transform="none" fo:color="#1f1f1f" loext:opacity="100%" style:font-name="Arial" fo:font-size="10pt" fo:letter-spacing="normal" fo:font-style="normal" fo:font-weight="bold" style:font-size-asian="10pt" style:font-weight-asian="bold" style:font-size-complex="10pt" style:font-weight-complex="bold"/>
    </style:style>
    <style:style style:name="T3" style:family="text">
      <style:text-properties fo:font-variant="normal" fo:text-transform="none" fo:color="#1f1f1f" loext:opacity="100%" style:font-name="Arial" fo:font-size="10pt" fo:letter-spacing="normal" fo:font-style="normal" fo:font-weight="normal" style:font-size-asian="10pt" style:font-size-complex="10pt"/>
    </style:style>
    <style:style style:name="T4" style:family="text">
      <style:text-properties style:font-name="Arial" fo:font-size="10pt" style:font-size-asian="10pt" style:font-size-complex="10pt"/>
    </style:style>
    <style:style style:name="T5" style:family="text">
      <style:text-properties fo:color="#cc7832" loext:opacity="100%" style:font-name="JetBrains Mono" fo:font-style="normal" fo:font-weight="normal" style:font-style-asian="normal" style:font-weight-asian="normal"/>
    </style:style>
    <style:style style:name="T6" style:family="text">
      <style:text-properties fo:color="#a9b7c6" loext:opacity="100%" style:font-name="JetBrains Mono" fo:font-style="normal" fo:font-weight="normal" style:font-style-asian="normal" style:font-weight-asian="normal"/>
    </style:style>
    <style:style style:name="T7" style:family="text">
      <style:text-properties fo:color="#a9b7c6" loext:opacity="100%" style:font-name="JetBrains Mono" fo:font-style="italic" fo:font-weight="normal" style:font-style-asian="italic" style:font-weight-asian="normal"/>
    </style:style>
    <style:style style:name="T8" style:family="text">
      <style:text-properties fo:color="#ffc66d" loext:opacity="100%" style:font-name="JetBrains Mono" fo:font-style="normal" fo:font-weight="normal" style:font-style-asian="normal" style:font-weight-asian="normal"/>
    </style:style>
    <style:style style:name="T9" style:family="text">
      <style:text-properties fo:color="#9876aa" loext:opacity="100%" style:font-name="JetBrains Mono" fo:font-style="italic" fo:font-weight="normal" style:font-style-asian="italic" style:font-weight-asian="normal"/>
    </style:style>
    <style:style style:name="T10" style:family="text">
      <style:text-properties fo:color="#6a8759" loext:opacity="100%" style:font-name="JetBrains Mono" fo:font-style="normal" fo:font-weight="normal" style:font-style-asian="normal" style:font-weight-asian="normal"/>
    </style:style>
    <style:style style:name="T11" style:family="text">
      <style:text-properties fo:color="#6897bb" loext:opacity="100%" style:font-name="JetBrains Mono" fo:font-style="normal" fo:font-weight="normal" style:font-style-asian="normal" style:font-weight-asian="normal"/>
    </style:style>
    <style:style style:name="T12" style:family="text">
      <style:text-properties fo:color="#808080" loext:opacity="100%" style:font-name="JetBrains Mono" fo:font-style="normal" fo:font-weight="normal"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Entre las palabras más utilizadas y por lo tanto más conocidas se encuentran las de la siguiente lista:</text:p>
      <table:table table:name="Tabla1" table:style-name="Tabla1">
        <table:table-column table:style-name="Tabla1.A"/>
        <table:table-column table:style-name="Tabla1.B"/>
        <table:table-row>
          <table:table-cell table:style-name="Tabla1.A1" office:value-type="string">
            <text:p text:style-name="Table_20_Contents"><text:span text:style-name="Strong_20_Emphasis"><text:span text:style-name="T4"> int</text:span></text:span></text:p>
          </table:table-cell>
          <table:table-cell table:style-name="Tabla1.A1" office:value-type="string">
            <text:p text:style-name="P10">define un dato o variable como de tipo entero, generalmente números negativos o positivos.</text:p>
          </table:table-cell>
        </table:table-row>
        <table:table-row>
          <table:table-cell table:style-name="Tabla1.A1" office:value-type="string">
            <text:p text:style-name="Table_20_Contents"><text:span text:style-name="Strong_20_Emphasis"><text:span text:style-name="T4">float</text:span></text:span></text:p>
          </table:table-cell>
          <table:table-cell table:style-name="Tabla1.A1" office:value-type="string">
            <text:p text:style-name="P10">define un dato de tipo flotante, es decir valores con coma (,) por ejemplo 12,2.</text:p>
          </table:table-cell>
        </table:table-row>
        <table:table-row>
          <table:table-cell table:style-name="Tabla1.A1" office:value-type="string">
            <text:p text:style-name="Table_20_Contents"><text:span text:style-name="Strong_20_Emphasis"><text:span text:style-name="T4">char</text:span></text:span></text:p>
          </table:table-cell>
          <table:table-cell table:style-name="Tabla1.A1" office:value-type="string">
            <text:p text:style-name="P10">un char es un carácter, una letra, un espacio, una coma, un punto, etc.</text:p>
          </table:table-cell>
        </table:table-row>
        <table:table-row>
          <table:table-cell table:style-name="Tabla1.A1" office:value-type="string">
            <text:p text:style-name="Table_20_Contents"><text:span text:style-name="Strong_20_Emphasis"><text:span text:style-name="T4">boolean</text:span></text:span></text:p>
          </table:table-cell>
          <table:table-cell table:style-name="Tabla1.A1" office:value-type="string">
            <text:p text:style-name="P10">define un dato de tipo lógico, cuyo resultado es verdadero o falso</text:p>
          </table:table-cell>
        </table:table-row>
        <table:table-row>
          <table:table-cell table:style-name="Tabla1.A1" office:value-type="string">
            <text:p text:style-name="Table_20_Contents"><text:span text:style-name="Strong_20_Emphasis"><text:span text:style-name="T4">const</text:span></text:span></text:p>
          </table:table-cell>
          <table:table-cell table:style-name="Tabla1.A1" office:value-type="string">
            <text:p text:style-name="P10">crea una variable constante de alcance global o local y no puede cambiarse posteriormente.</text:p>
          </table:table-cell>
        </table:table-row>
        <table:table-row>
          <table:table-cell table:style-name="Tabla1.A1" office:value-type="string">
            <text:p text:style-name="Table_20_Contents"><text:span text:style-name="Strong_20_Emphasis"><text:span text:style-name="T4"> break</text:span></text:span></text:p>
          </table:table-cell>
          <table:table-cell table:style-name="Tabla1.A1" office:value-type="string">
            <text:p text:style-name="P10">fuerza la salida de un bucle (sale completamente del mismo).</text:p>
          </table:table-cell>
        </table:table-row>
        <table:table-row>
          <table:table-cell table:style-name="Tabla1.A1" office:value-type="string">
            <text:p text:style-name="Table_20_Contents"><text:span text:style-name="Strong_20_Emphasis"><text:span text:style-name="T4">continue</text:span></text:span></text:p>
          </table:table-cell>
          <table:table-cell table:style-name="Tabla1.A1" office:value-type="string">
            <text:p text:style-name="P10">sale de la iteración actual y salta directamente a la siguiente.</text:p>
          </table:table-cell>
        </table:table-row>
        <table:table-row>
          <table:table-cell table:style-name="Tabla1.A1" office:value-type="string">
            <text:p text:style-name="Table_20_Contents"><text:span text:style-name="Strong_20_Emphasis"><text:span text:style-name="T4">for</text:span></text:span></text:p>
          </table:table-cell>
          <table:table-cell table:style-name="Tabla1.A1" office:value-type="string">
            <text:p text:style-name="P10">estructura que se utiliza para ejecutar un bloque de código un número determinado de veces.</text:p>
          </table:table-cell>
        </table:table-row>
        <table:table-row>
          <table:table-cell table:style-name="Tabla1.A1" office:value-type="string">
            <text:p text:style-name="Table_20_Contents"><text:span text:style-name="Strong_20_Emphasis"><text:span text:style-name="T4">while</text:span></text:span></text:p>
          </table:table-cell>
          <table:table-cell table:style-name="Tabla1.A1" office:value-type="string">
            <text:p text:style-name="P10">bucle que repite una acción siempre y cuando se cumpla una condición booleana de control.</text:p>
          </table:table-cell>
        </table:table-row>
        <table:table-row>
          <table:table-cell table:style-name="Tabla1.A1" office:value-type="string">
            <text:p text:style-name="Table_20_Contents"><text:span text:style-name="Strong_20_Emphasis"><text:span text:style-name="T4">true</text:span></text:span></text:p>
          </table:table-cell>
          <table:table-cell table:style-name="Tabla1.A1" office:value-type="string">
            <text:p text:style-name="P10">representa el valor verdadero de una expresión booleana.</text:p>
          </table:table-cell>
        </table:table-row>
        <table:table-row>
          <table:table-cell table:style-name="Tabla1.A1" office:value-type="string">
            <text:p text:style-name="Table_20_Contents"><text:span text:style-name="Strong_20_Emphasis"><text:span text:style-name="T4">false</text:span></text:span></text:p>
          </table:table-cell>
          <table:table-cell table:style-name="Tabla1.A1" office:value-type="string">
            <text:p text:style-name="P10">representa el valor falso de una expresión booleana.</text:p>
          </table:table-cell>
        </table:table-row>
      </table:table>
      <text:h text:style-name="P1" text:outline-level="3"><text:bookmark text:name="ejemplos-de-palabras-reservadas-en-java"/>Ejemplos de Palabras Reservadas en Java</text:h>
      <text:p text:style-name="P2"><text:span text:style-name="Source_20_Text"><text:span text:style-name="T1"><text:s text:c="4"/></text:span></text:span><text:span text:style-name="Source_20_Text"><text:span text:style-name="T2">float</text:span></text:span><text:span text:style-name="Source_20_Text"><text:span text:style-name="T3"> decimal = 4.9f;</text:span></text:span></text:p>
      <text:p text:style-name="P4"><text:span text:style-name="Source_20_Text"><text:span text:style-name="T1"><text:s text:c="4"/></text:span></text:span><text:span text:style-name="Source_20_Text"><text:span text:style-name="T2">int</text:span></text:span><text:span text:style-name="Source_20_Text"><text:span text:style-name="T3"> number3 = 3;</text:span></text:span></text:p>
      <text:p text:style-name="P4"><text:span text:style-name="Source_20_Text"><text:span text:style-name="T1"><text:s text:c="4"/></text:span></text:span><text:span text:style-name="Source_20_Text"><text:span text:style-name="T2">boolean</text:span></text:span><text:span text:style-name="Source_20_Text"><text:span text:style-name="T3"> verdadero = true;</text:span></text:span></text:p>
      <text:p text:style-name="P4"><text:span text:style-name="Source_20_Text"><text:span text:style-name="T1"><text:s text:c="4"/></text:span></text:span><text:span text:style-name="Source_20_Text"><text:span text:style-name="T2">while</text:span></text:span><text:span text:style-name="Source_20_Text"><text:span text:style-name="T3">(count &lt;= 10)</text:span></text:span></text:p>
      <text:p text:style-name="P4"><text:span text:style-name="Source_20_Text"><text:span text:style-name="T1"><text:s text:c="4"/></text:span></text:span><text:span text:style-name="Source_20_Text"><text:span text:style-name="T3">{</text:span></text:span></text:p>
      <text:p text:style-name="P4"><text:span text:style-name="Source_20_Text"><text:span text:style-name="T1"><text:s text:c="11"/></text:span></text:span><text:span text:style-name="Source_20_Text"><text:span text:style-name="T2">System</text:span></text:span><text:span text:style-name="Source_20_Text"><text:span text:style-name="T3">.out.println(“Hola Mundo”);</text:span></text:span></text:p>
      <text:p text:style-name="P5"/>
      <text:p text:style-name="P4"><text:span text:style-name="Source_20_Text"><text:span text:style-name="T1"><text:s text:c="11"/></text:span></text:span><text:span text:style-name="Source_20_Text"><text:span text:style-name="T3">count++;// condicion</text:span></text:span></text:p>
      <text:p text:style-name="P3"><text:span text:style-name="Source_20_Text"><text:span text:style-name="T1"><text:s text:c="5"/></text:span></text:span><text:span text:style-name="Source_20_Text"><text:span text:style-name="T3">}</text:span></text:span></text:p>
      <text:p text:style-name="P6">2.- Se puede ejecutar un archivo .java desde la consola o ternimal de la sifuente forma siempre y cuando se encuentre en la carpeta del proyecto de java.</text:p>
      <text:p text:style-name="P6"/>
      <text:p text:style-name="P6">Sintaxis: java [programa a ejecutat].java</text:p>
      <text:p text:style-name="P6"/>
      <text:p text:style-name="P6">3.- se puede capturar datos desde el teclado de muchas formas la mas comun es con la clase Scanner la cual nos permite capturar datos del teclado para interactuar con nuestros programas. Un ejemplo seria.</text:p>
      <text:p text:style-name="P6"/>
      <text:p text:style-name="P7"><text:span text:style-name="T5">import </text:span><text:span text:style-name="T6">java.util.Scanner</text:span><text:span text:style-name="T5">;</text:span><text:line-break/><text:line-break/><text:span text:style-name="T5">public class </text:span><text:span text:style-name="T6">DetalleDeFactura {</text:span><text:line-break/><text:span text:style-name="T6"> <text:s text:c="3"/></text:span><text:span text:style-name="T5">public static void </text:span><text:span text:style-name="T8">main</text:span><text:span text:style-name="T6">(String[] args) {</text:span><text:line-break/><text:span text:style-name="T6"> <text:s text:c="7"/>Scanner scanner = </text:span><text:span text:style-name="T5">new </text:span><text:span text:style-name="T6">Scanner(System.</text:span><text:span text:style-name="T9">in</text:span><text:span text:style-name="T6">)</text:span><text:span text:style-name="T5">;</text:span><text:line-break/><text:span text:style-name="T5"> <text:s text:c="7"/></text:span><text:span text:style-name="T6">System.</text:span><text:span text:style-name="T9">out</text:span><text:span text:style-name="T6">.println(</text:span><text:span text:style-name="T10">"Ingrese el nombre se la factura:"</text:span><text:span text:style-name="T6">)</text:span><text:span text:style-name="T5">;</text:span><text:line-break/><text:span text:style-name="T5"> <text:s text:c="7"/></text:span><text:span text:style-name="T6">String factura = scanner.nextLine()</text:span><text:span text:style-name="T5">;</text:span><text:line-break/><text:line-break/><text:span text:style-name="T5"> <text:s text:c="7"/>double </text:span><text:span text:style-name="T6">precio1 = </text:span><text:span text:style-name="T11">0.0</text:span><text:span text:style-name="T5">;</text:span><text:line-break/><text:span text:style-name="T5"> <text:s text:c="7"/>double </text:span><text:span text:style-name="T6">precio2 = </text:span><text:span text:style-name="T11">0.0</text:span><text:span text:style-name="T5">;</text:span><text:line-break/><text:span text:style-name="T5"> <text:s text:c="7"/>try </text:span><text:span text:style-name="T6">{</text:span><text:line-break/><text:span text:style-name="T6"> <text:s text:c="11"/>System.</text:span><text:span text:style-name="T9">out</text:span><text:span text:style-name="T6">.println(</text:span><text:span text:style-name="T10">"Ingrese el precio del producto 1"</text:span><text:span text:style-name="T6">)</text:span><text:span text:style-name="T5">;</text:span><text:line-break/><text:soft-page-break/><text:span text:style-name="T5"> <text:s text:c="11"/></text:span><text:span text:style-name="T6">precio1 = scanner.nextDouble()</text:span><text:span text:style-name="T5">;</text:span><text:line-break/><text:span text:style-name="T5"> <text:s text:c="11"/></text:span><text:span text:style-name="T6">System.</text:span><text:span text:style-name="T9">out</text:span><text:span text:style-name="T6">.println(</text:span><text:span text:style-name="T10">"Ingrese el precio del producto 2"</text:span><text:span text:style-name="T6">)</text:span><text:span text:style-name="T5">;</text:span><text:line-break/><text:span text:style-name="T5"> <text:s text:c="11"/></text:span><text:span text:style-name="T6">precio2 = scanner.nextDouble()</text:span><text:span text:style-name="T5">;</text:span><text:line-break/><text:span text:style-name="T5"> <text:s text:c="7"/></text:span><text:span text:style-name="T6">} </text:span><text:span text:style-name="T5">catch </text:span><text:span text:style-name="T6">(Exception e) {</text:span><text:line-break/><text:span text:style-name="T6"> <text:s text:c="11"/>System.</text:span><text:span text:style-name="T9">out</text:span><text:span text:style-name="T6">.println(</text:span><text:span text:style-name="T10">"Error, El numero debe ser double"</text:span><text:span text:style-name="T6">)</text:span><text:span text:style-name="T5">;</text:span><text:line-break/><text:span text:style-name="T5"> <text:s text:c="7"/></text:span><text:span text:style-name="T6">}</text:span><text:line-break/><text:line-break/><text:span text:style-name="T6"> <text:s text:c="7"/></text:span><text:span text:style-name="T5">double </text:span><text:span text:style-name="T6">precioSinIva = precio1 + precio2</text:span><text:span text:style-name="T5">;</text:span><text:line-break/><text:span text:style-name="T5"> <text:s text:c="7"/>double </text:span><text:span text:style-name="T6">iva = precioSinIva * </text:span><text:span text:style-name="T11">.19</text:span><text:span text:style-name="T5">;</text:span><text:line-break/><text:span text:style-name="T5"> <text:s text:c="7"/>double </text:span><text:span text:style-name="T6">precioTotal = precioSinIva + iva</text:span><text:span text:style-name="T5">;</text:span><text:line-break/><text:line-break/><text:span text:style-name="T5"> <text:s text:c="7"/></text:span><text:span text:style-name="T6">System.</text:span><text:span text:style-name="T9">out</text:span><text:span text:style-name="T6">.println(</text:span><text:span text:style-name="T10">"La factura " </text:span><text:span text:style-name="T6">+ factura + </text:span><text:span text:style-name="T10">" iene un total bruto de " </text:span><text:span text:style-name="T6">+ precioSinIva +</text:span><text:line-break/><text:span text:style-name="T6"> <text:s text:c="15"/></text:span><text:span text:style-name="T10">", con un impuesto de " </text:span><text:span text:style-name="T6">+ iva + </text:span><text:span text:style-name="T10">" y el monto después de impuesto es de " </text:span><text:span text:style-name="T6">+ precioTotal)</text:span><text:span text:style-name="T5">;</text:span><text:line-break/><text:line-break/><text:span text:style-name="T5"> <text:s text:c="3"/></text:span><text:span text:style-name="T6">}</text:span><text:line-break/><text:span text:style-name="T6">}</text:span></text:p>
      <text:p text:style-name="P6"/>
      <text:p text:style-name="P6"/>
      <text:p text:style-name="P8">4.- </text:p>
      <text:p text:style-name="P9"><text:span text:style-name="T5">public class </text:span><text:span text:style-name="T6">OperadoresArtimeticos {</text:span><text:line-break/><text:span text:style-name="T6"> <text:s text:c="3"/></text:span><text:span text:style-name="T5">public static void </text:span><text:span text:style-name="T8">main</text:span><text:span text:style-name="T6">(String[] args) {</text:span><text:line-break/><text:span text:style-name="T6"> <text:s text:c="7"/></text:span><text:span text:style-name="T5">int </text:span><text:span text:style-name="T6">a = </text:span><text:span text:style-name="T11">10</text:span><text:span text:style-name="T5">;</text:span><text:line-break/><text:span text:style-name="T5"> <text:s text:c="7"/>int </text:span><text:span text:style-name="T6">b = </text:span><text:span text:style-name="T11">5</text:span><text:span text:style-name="T5">;</text:span><text:line-break/><text:line-break/><text:span text:style-name="T5"> <text:s text:c="7"/></text:span><text:span text:style-name="T12">//suma</text:span><text:line-break/><text:span text:style-name="T12"> <text:s text:c="7"/></text:span><text:span text:style-name="T6">System.</text:span><text:span text:style-name="T9">out</text:span><text:span text:style-name="T6">.println(</text:span><text:span text:style-name="T10">"la suma de a + b = " </text:span><text:span text:style-name="T6">+ (a + b))</text:span><text:span text:style-name="T5">;</text:span><text:line-break/><text:span text:style-name="T5"> <text:s text:c="7"/></text:span><text:span text:style-name="T12">//resta</text:span><text:line-break/><text:span text:style-name="T12"> <text:s text:c="7"/></text:span><text:span text:style-name="T6">System.</text:span><text:span text:style-name="T9">out</text:span><text:span text:style-name="T6">.println(</text:span><text:span text:style-name="T10">"la resta de a + b = " </text:span><text:span text:style-name="T6">+ (a - b))</text:span><text:span text:style-name="T5">;</text:span><text:line-break/><text:span text:style-name="T5"> <text:s text:c="7"/></text:span><text:span text:style-name="T12">//multiplicacion</text:span><text:line-break/><text:span text:style-name="T12"> <text:s text:c="7"/></text:span><text:span text:style-name="T6">System.</text:span><text:span text:style-name="T9">out</text:span><text:span text:style-name="T6">.println(</text:span><text:span text:style-name="T10">"la multiplicacion de a + b = " </text:span><text:span text:style-name="T6">+ (a * b))</text:span><text:span text:style-name="T5">;</text:span><text:line-break/><text:span text:style-name="T5"> <text:s text:c="7"/></text:span><text:span text:style-name="T12">//Division</text:span><text:line-break/><text:span text:style-name="T12"> <text:s text:c="7"/></text:span><text:span text:style-name="T6">System.</text:span><text:span text:style-name="T9">out</text:span><text:span text:style-name="T6">.println(</text:span><text:span text:style-name="T10">"la division de a + b = " </text:span><text:span text:style-name="T6">+ (a / b))</text:span><text:span text:style-name="T5">;</text:span><text:line-break/><text:span text:style-name="T5"> <text:s text:c="7"/></text:span><text:span text:style-name="T12">//Modulo</text:span><text:line-break/><text:span text:style-name="T12"> <text:s text:c="7"/></text:span><text:span text:style-name="T6">System.</text:span><text:span text:style-name="T9">out</text:span><text:span text:style-name="T6">.println(</text:span><text:span text:style-name="T10">"la modulo de a + b = " </text:span><text:span text:style-name="T6">+ (a % b))</text:span><text:span text:style-name="T5">;</text:span><text:line-break/><text:span text:style-name="T5"> <text:s text:c="3"/></text:span><text:span text:style-name="T6">}</text:span><text:line-break/><text:span text:style-name="T6">}</text:span></text:p>
      <text:p text:style-name="P8"/>
      <text:p text:style-name="P8">5.-</text:p>
      <text:p text:style-name="P9"><text:span text:style-name="T5">public class </text:span><text:span text:style-name="T6">ConversionDeTipos {</text:span><text:line-break/><text:span text:style-name="T6"> <text:s text:c="3"/></text:span><text:span text:style-name="T5">public static void </text:span><text:span text:style-name="T8">main</text:span><text:span text:style-name="T6">(String[] args) {</text:span><text:line-break/><text:span text:style-name="T6"> <text:s text:c="7"/>String numeroStr = </text:span><text:span text:style-name="T10">"50"</text:span><text:span text:style-name="T5">;</text:span><text:line-break/><text:line-break/><text:span text:style-name="T5"> <text:s text:c="7"/>int </text:span><text:span text:style-name="T6">numeroInt = Integer.</text:span><text:span text:style-name="T7">parseInt</text:span><text:span text:style-name="T6">(numeroStr)</text:span><text:span text:style-name="T5">;</text:span><text:line-break/><text:span text:style-name="T5"> <text:s text:c="7"/></text:span><text:span text:style-name="T6">System.</text:span><text:span text:style-name="T9">out</text:span><text:span text:style-name="T6">.println(</text:span><text:span text:style-name="T10">"numeroInt = " </text:span><text:span text:style-name="T6">+ numeroInt)</text:span><text:span text:style-name="T5">;</text:span><text:line-break/><text:line-break/><text:span text:style-name="T5"> <text:s text:c="7"/></text:span><text:span text:style-name="T6">String realstr = </text:span><text:span text:style-name="T10">"98765.43"</text:span><text:span text:style-name="T5">;</text:span><text:line-break/><text:span text:style-name="T5"> <text:s text:c="7"/>double </text:span><text:span text:style-name="T6">realDouble = Double.</text:span><text:span text:style-name="T7">parseDouble</text:span><text:span text:style-name="T6">(realstr)</text:span><text:span text:style-name="T5">;</text:span><text:line-break/><text:span text:style-name="T5"> <text:s text:c="7"/></text:span><text:span text:style-name="T6">System.</text:span><text:span text:style-name="T9">out</text:span><text:span text:style-name="T6">.println(</text:span><text:span text:style-name="T10">"realDouble = " </text:span><text:span text:style-name="T6">+ realDouble)</text:span><text:span text:style-name="T5">;</text:span><text:line-break/><text:line-break/><text:span text:style-name="T5"> <text:s text:c="7"/></text:span><text:span text:style-name="T6">String logicoStr = </text:span><text:span text:style-name="T10">"true"</text:span><text:span text:style-name="T5">;</text:span><text:line-break/><text:span text:style-name="T5"> <text:s text:c="7"/>boolean </text:span><text:span text:style-name="T6">logicoBoolean = Boolean.</text:span><text:span text:style-name="T7">parseBoolean</text:span><text:span text:style-name="T6">(logicoStr)</text:span><text:span text:style-name="T5">;</text:span><text:line-break/><text:span text:style-name="T5"> <text:s text:c="7"/></text:span><text:span text:style-name="T6">System.</text:span><text:span text:style-name="T9">out</text:span><text:span text:style-name="T6">.println(</text:span><text:span text:style-name="T10">"logicoBoolean = " </text:span><text:span text:style-name="T6">+ logicoBoolean)</text:span><text:span text:style-name="T5">;</text:span><text:line-break/><text:line-break/><text:span text:style-name="T5"> <text:s text:c="7"/>int </text:span><text:span text:style-name="T6">otroNUmeroInt = </text:span><text:span text:style-name="T11">100</text:span><text:span text:style-name="T5">;</text:span><text:line-break/><text:line-break/><text:span text:style-name="T5"> <text:s text:c="7"/></text:span><text:span text:style-name="T6">System.</text:span><text:span text:style-name="T9">out</text:span><text:span text:style-name="T6">.println(</text:span><text:span text:style-name="T10">"otroNUmeroInt = " </text:span><text:span text:style-name="T6">+ otroNUmeroInt)</text:span><text:span text:style-name="T5">;</text:span><text:line-break/><text:line-break/><text:soft-page-break/><text:span text:style-name="T5"> <text:s text:c="7"/></text:span><text:span text:style-name="T6">String otroNumeroStr = Integer.</text:span><text:span text:style-name="T7">toString</text:span><text:span text:style-name="T6">(otroNUmeroInt)</text:span><text:span text:style-name="T5">;</text:span><text:line-break/><text:span text:style-name="T5"> <text:s text:c="7"/></text:span><text:span text:style-name="T6">System.</text:span><text:span text:style-name="T9">out</text:span><text:span text:style-name="T6">.println(</text:span><text:span text:style-name="T10">"otroNumeroStr = " </text:span><text:span text:style-name="T6">+ otroNumeroStr)</text:span><text:span text:style-name="T5">;</text:span><text:line-break/><text:line-break/><text:span text:style-name="T5"> <text:s text:c="7"/>double </text:span><text:span text:style-name="T6">otroRealDouble = </text:span><text:span text:style-name="T11">1.23456e2</text:span><text:span text:style-name="T5">;</text:span><text:line-break/><text:span text:style-name="T5"> <text:s text:c="7"/></text:span><text:span text:style-name="T6">String otroRealStr = Double.</text:span><text:span text:style-name="T7">toString</text:span><text:span text:style-name="T6">(otroRealDouble)</text:span><text:span text:style-name="T5">;</text:span><text:line-break/><text:span text:style-name="T5"> <text:s text:c="7"/></text:span><text:span text:style-name="T6">System.</text:span><text:span text:style-name="T9">out</text:span><text:span text:style-name="T6">.println(</text:span><text:span text:style-name="T10">"otroRealStr = " </text:span><text:span text:style-name="T6">+ otroRealStr)</text:span><text:span text:style-name="T5">;</text:span><text:line-break/><text:line-break/><text:span text:style-name="T5"> <text:s text:c="7"/></text:span><text:span text:style-name="T6">otroRealStr = String.</text:span><text:span text:style-name="T7">valueOf</text:span><text:span text:style-name="T6">(otroRealDouble)</text:span><text:span text:style-name="T5">;</text:span><text:line-break/><text:span text:style-name="T5"> <text:s text:c="7"/></text:span><text:span text:style-name="T6">System.</text:span><text:span text:style-name="T9">out</text:span><text:span text:style-name="T6">.println(</text:span><text:span text:style-name="T10">"otroRealStr = " </text:span><text:span text:style-name="T6">+ otroRealStr)</text:span><text:span text:style-name="T5">;</text:span><text:line-break/><text:line-break/><text:span text:style-name="T5"> <text:s text:c="7"/>int </text:span><text:span text:style-name="T6">i = </text:span><text:span text:style-name="T11">22768</text:span><text:span text:style-name="T5">;</text:span><text:line-break/><text:span text:style-name="T5"> <text:s text:c="7"/>short </text:span><text:span text:style-name="T6">s = (</text:span><text:span text:style-name="T5">short</text:span><text:span text:style-name="T6">) i</text:span><text:span text:style-name="T5">;</text:span><text:line-break/><text:span text:style-name="T5"> <text:s text:c="7"/></text:span><text:span text:style-name="T6">System.</text:span><text:span text:style-name="T9">out</text:span><text:span text:style-name="T6">.println(</text:span><text:span text:style-name="T10">"s = " </text:span><text:span text:style-name="T6">+ s)</text:span><text:span text:style-name="T5">;</text:span><text:line-break/><text:span text:style-name="T5"> <text:s text:c="7"/>long </text:span><text:span text:style-name="T6">l = i</text:span><text:span text:style-name="T5">;</text:span><text:line-break/><text:span text:style-name="T5"> <text:s text:c="7"/></text:span><text:span text:style-name="T6">System.</text:span><text:span text:style-name="T9">out</text:span><text:span text:style-name="T6">.println(</text:span><text:span text:style-name="T10">"l = " </text:span><text:span text:style-name="T6">+ l)</text:span><text:span text:style-name="T5">;</text:span><text:line-break/><text:span text:style-name="T5"> <text:s text:c="7"/></text:span><text:span text:style-name="T6">System.</text:span><text:span text:style-name="T9">out</text:span><text:span text:style-name="T6">.println(Short.</text:span><text:span text:style-name="T9">MAX_VALUE</text:span><text:span text:style-name="T6">)</text:span><text:span text:style-name="T5">;</text:span><text:line-break/><text:span text:style-name="T5"> <text:s text:c="7"/>char </text:span><text:span text:style-name="T6">b = (</text:span><text:span text:style-name="T5">char</text:span><text:span text:style-name="T6">) i</text:span><text:span text:style-name="T5">;</text:span><text:line-break/><text:span text:style-name="T5"> <text:s text:c="7"/></text:span><text:span text:style-name="T6">System.</text:span><text:span text:style-name="T9">out</text:span><text:span text:style-name="T6">.println(</text:span><text:span text:style-name="T10">"b = " </text:span><text:span text:style-name="T6">+ b)</text:span><text:span text:style-name="T5">;</text:span><text:line-break/><text:span text:style-name="T5"> <text:s text:c="7"/>float </text:span><text:span text:style-name="T6">f = i</text:span><text:span text:style-name="T5">;</text:span><text:line-break/><text:span text:style-name="T5"> <text:s text:c="7"/></text:span><text:span text:style-name="T6">System.</text:span><text:span text:style-name="T9">out</text:span><text:span text:style-name="T6">.println(</text:span><text:span text:style-name="T10">"f = " </text:span><text:span text:style-name="T6">+ f)</text:span><text:span text:style-name="T5">;</text:span><text:line-break/><text:line-break/><text:span text:style-name="T5"> <text:s text:c="3"/></text:span><text:span text:style-name="T6">}</text:span><text:line-break/><text:span text:style-name="T6">}</text:span><text:line-break/></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Inter" svg:font-family="Inter,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1T23:00:28.987855207</meta:creation-date>
    <dc:date>2022-10-21T23:29:19.763730525</dc:date>
    <meta:editing-duration>PT8M30S</meta:editing-duration>
    <meta:editing-cycles>1</meta:editing-cycles>
    <meta:document-statistic meta:table-count="1" meta:image-count="0" meta:object-count="0" meta:page-count="3" meta:paragraph-count="40" meta:word-count="604" meta:character-count="4543" meta:non-whitespace-character-count="3396"/>
    <meta:generator>LibreOffice/7.3.6.2$Linux_X86_64 LibreOffice_project/30$Build-2</meta:generator>
  </office:meta>
</office:document-meta>
</file>